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#ff3366"/>
    </style:style>
    <style:style style:name="ce56" style:family="table-cell" style:parent-style-name="Default">
      <style:table-cell-properties fo:background-color="#ff3333"/>
    </style:style>
    <style:style style:name="ce57" style:family="table-cell" style:parent-style-name="Default" style:data-style-name="N0"/>
    <style:style style:name="ce58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style-name="ce12" office:value-type="string">
            <text:p>-Arman</text:p>
          </table:table-cell>
          <table:table-cell table:style-name="ce12" office:value-type="string">
            <text:p>-Arman</text:p>
          </table:table-cell>
          <table:table-cell table:style-name="ce12" office:value-type="string">
            <text:p>-Arman</text:p>
          </table:table-cell>
          <table:table-cell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24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24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24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24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24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24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54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8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8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table:formula="of:=-60000/26" office:value-type="float" office:value="-2307.69230769231">
            <text:p>-2307.6923076923</text:p>
          </table:table-cell>
          <table:table-cell/>
          <table:table-cell table:formula="of:=SUM([.H4];[.H33];[.H62];[.H92];[.H122])" office:value-type="float" office:value="8544.88349496931">
            <text:p>8544.8834949693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-6600">
            <text:p>-6600</text:p>
          </table:table-cell>
          <table:table-cell table:number-columns-repeated="7"/>
        </table:table-row>
        <table:table-row table:style-name="ro12">
          <table:table-cell table:style-name="ce28" office:value-type="date" office:date-value="2016-06-07">
            <text:p>06/07/16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2" table:formula="of:=SUM([.B3:.D3])" office:value-type="float" office:value="25500">
            <text:p>25500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նժելա</text:p>
          </table:table-cell>
          <table:table-cell table:style-name="ce55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5];[.K36];[.K37];[.K93];[.K94]; [.K123])" office:value-type="float" office:value="194400">
            <text:p>194400</text:p>
          </table:table-cell>
          <table:table-cell table:formula="of:=SUM([.H4];[.H33];[.H62];[.H92];[.L125];[.H122])" office:value-type="float" office:value="8544.88349496931">
            <text:p>8544.8834949693</text:p>
          </table:table-cell>
          <table:table-cell table:formula="of:=SUM([.J4];[.K4])" office:value-type="float" office:value="9500">
            <text:p>9500</text:p>
          </table:table-cell>
          <table:table-cell table:formula="of:=[.N4]-[.M4]" office:value-type="float" office:value="955.116505030692">
            <text:p>955.1165050307</text:p>
          </table:table-cell>
          <table:table-cell table:formula="of:=SUM([.O1];[.O4])" office:value-type="float" office:value="-1352.57580266162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մենուհի</text:p>
          </table:table-cell>
          <table:table-cell table:style-name="ce55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2];[.G61];[.G91];[.G121])" office:value-type="float" office:value="194700">
            <text:p>194700</text:p>
          </table:table-cell>
          <table:table-cell table:formula="of:=SUM([.H5];[.H34];[.H63];[.H93];[.L126];[.H123])" office:value-type="float" office:value="8185.84459336748">
            <text:p>8185.8445933675</text:p>
          </table:table-cell>
          <table:table-cell table:formula="of:=SUM([.K5];[.J5])" office:value-type="float" office:value="8000">
            <text:p>8000</text:p>
          </table:table-cell>
          <table:table-cell table:formula="of:=[.N5]-[.M5]" office:value-type="float" office:value="-185.844593367477">
            <text:p>-185.8445933675</text:p>
          </table:table-cell>
          <table:table-cell table:formula="of:=SUM([.O1];[.O5])" office:value-type="float" office:value="-2493.53690105978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48" office:value-type="string">
            <text:p>Գայանե</text:p>
          </table:table-cell>
          <table:table-cell table:style-name="ce55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-300">
            <text:p>-300</text:p>
          </table:table-cell>
          <table:table-cell table:formula="of:=SUM([.H6];[.H35];[.H64];[.H94];[.L127];[.H124])" office:value-type="float" office:value="4505.31244118201">
            <text:p>4505.312441182</text:p>
          </table:table-cell>
          <table:table-cell table:formula="of:=SUM([.K6];[.J6])" office:value-type="float" office:value="7600">
            <text:p>7600</text:p>
          </table:table-cell>
          <table:table-cell table:formula="of:=[.N6]-[.M6]" office:value-type="float" office:value="3094.68755881799">
            <text:p>3094.687558818</text:p>
          </table:table-cell>
          <table:table-cell table:formula="of:=SUM([.O1];[.O6])" office:value-type="float" office:value="786.995251125686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եգ</text:p>
          </table:table-cell>
          <table:table-cell table:style-name="ce7" office:value-type="float" office:value="9400">
            <text:p>9400</text:p>
          </table:table-cell>
          <table:table-cell office:value-type="float" office:value="5000">
            <text:p>5000</text:p>
          </table:table-cell>
          <table:table-cell/>
          <table:table-cell table:formula="of:=SUM([.H7];[.H36];[.H65];[.H95];[.L128];[.H125])" office:value-type="float" office:value="7236.69636046638">
            <text:p>7236.6963604664</text:p>
          </table:table-cell>
          <table:table-cell table:formula="of:=SUM([.K7];[.J7])" office:value-type="float" office:value="14400">
            <text:p>14400</text:p>
          </table:table-cell>
          <table:table-cell table:formula="of:=[.N7]-[.M7]" office:value-type="float" office:value="7163.30363953362">
            <text:p>7163.3036395336</text:p>
          </table:table-cell>
          <table:table-cell table:formula="of:=SUM([.O1];[.O7])" office:value-type="float" office:value="4855.61133184131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31" office:value-type="string">
            <text:p>Մանե</text:p>
          </table:table-cell>
          <table:table-cell table:style-name="ce55" office:value-type="float" office:value="-7600">
            <text:p>-7600</text:p>
          </table:table-cell>
          <table:table-cell office:value-type="float" office:value="10000">
            <text:p>10000</text:p>
          </table:table-cell>
          <table:table-cell/>
          <table:table-cell table:formula="of:=SUM([.H8];[.H37];[.H66];[.H96];[.L129];[.H126])" office:value-type="float" office:value="6002.59975531715">
            <text:p>6002.5997553172</text:p>
          </table:table-cell>
          <table:table-cell table:formula="of:=SUM([.K8];[.J8])" office:value-type="float" office:value="2400">
            <text:p>2400</text:p>
          </table:table-cell>
          <table:table-cell table:formula="of:=[.N8]-[.M8]" office:value-type="float" office:value="-3602.59975531715">
            <text:p>-3602.5997553172</text:p>
          </table:table-cell>
          <table:table-cell table:formula="of:=SUM([.O1];[.O8])" office:value-type="float" office:value="-5910.29206300945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>
            <text:p>745.4710144928</text:p>
          </table:table-cell>
          <table:table-cell table:style-name="ce31" office:value-type="string">
            <text:p>Նանե</text:p>
          </table:table-cell>
          <table:table-cell table:style-name="ce55" office:value-type="float" office:value="-5600">
            <text:p>-5600</text:p>
          </table:table-cell>
          <table:table-cell office:value-type="float" office:value="15000">
            <text:p>15000</text:p>
          </table:table-cell>
          <table:table-cell/>
          <table:table-cell table:formula="of:=SUM([.H9];[.H38];[.H67];[.H97];[.L130];[.H127])" office:value-type="float" office:value="5621.64737436477">
            <text:p>5621.6473743648</text:p>
          </table:table-cell>
          <table:table-cell table:formula="of:=SUM([.K9];[.J9])" office:value-type="float" office:value="9400">
            <text:p>9400</text:p>
          </table:table-cell>
          <table:table-cell table:formula="of:=[.N9]-[.M9]" office:value-type="float" office:value="3778.35262563523">
            <text:p>3778.3526256352</text:p>
          </table:table-cell>
          <table:table-cell table:formula="of:=SUM([.O1];[.O9])" office:value-type="float" office:value="1470.66031794293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ասմիկ Դ․</text:p>
          </table:table-cell>
          <table:table-cell table:style-name="ce55" office:value-type="float" office:value="-2250">
            <text:p>-2250</text:p>
          </table:table-cell>
          <table:table-cell office:value-type="float" office:value="12000">
            <text:p>12000</text:p>
          </table:table-cell>
          <table:table-cell/>
          <table:table-cell table:formula="of:=SUM([.H10];[.H39];[.H68];[.H98];[.L131];[.H128])" office:value-type="float" office:value="8955.40981075878">
            <text:p>8955.4098107588</text:p>
          </table:table-cell>
          <table:table-cell table:formula="of:=SUM([.K10];[.J10])" office:value-type="float" office:value="9750">
            <text:p>9750</text:p>
          </table:table-cell>
          <table:table-cell table:formula="of:=[.N10]-[.M10]" office:value-type="float" office:value="794.590189241218">
            <text:p>794.5901892412</text:p>
          </table:table-cell>
          <table:table-cell table:formula="of:=SUM([.O1];[.O10])" office:value-type="float" office:value="-1513.10211845109">
            <text:p>-1513.1021184511</text:p>
          </table:table-cell>
          <table:table-cell/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Ժոզեֆ</text:p>
          </table:table-cell>
          <table:table-cell table:style-name="ce55" office:value-type="float" office:value="-9600">
            <text:p>-9600</text:p>
          </table:table-cell>
          <table:table-cell office:value-type="float" office:value="15000">
            <text:p>15000</text:p>
          </table:table-cell>
          <table:table-cell/>
          <table:table-cell table:formula="of:=SUM([.H11];[.H40];[.H69];[.H99];[.L132];[.H129])" office:value-type="float" office:value="8587.22799257696">
            <text:p>8587.227992577</text:p>
          </table:table-cell>
          <table:table-cell table:formula="of:=SUM([.K11];[.J11])" office:value-type="float" office:value="5400">
            <text:p>5400</text:p>
          </table:table-cell>
          <table:table-cell table:formula="of:=[.N11]-[.M11]" office:value-type="float" office:value="-3187.22799257696">
            <text:p>-3187.227992577</text:p>
          </table:table-cell>
          <table:table-cell table:formula="of:=SUM([.O1];[.O11])" office:value-type="float" office:value="-5494.92030026927">
            <text:p>-5494.9203002693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>
            <text:p>735.119047619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office:value-type="float" office:value="5000">
            <text:p>5000</text:p>
          </table:table-cell>
          <table:table-cell/>
          <table:table-cell table:formula="of:=SUM([.H12];[.H41];[.H70];[.H100];[.L133];[.H130])" office:value-type="float" office:value="6937.39326082003">
            <text:p>6937.39326082</text:p>
          </table:table-cell>
          <table:table-cell table:formula="of:=SUM([.K12];[.J12])" office:value-type="float" office:value="8950">
            <text:p>8950</text:p>
          </table:table-cell>
          <table:table-cell table:formula="of:=[.N12]-[.M12]" office:value-type="float" office:value="2012.60673917997">
            <text:p>2012.60673918</text:p>
          </table:table-cell>
          <table:table-cell table:formula="of:=SUM([.O1];[.O12])" office:value-type="float" office:value="-295.085568512342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table:number-columns-repeated="4"/>
          <table:table-cell table:formula="of:=SUM([.C30:.F30])" office:value-type="float" office:value="745.471014492754">
            <text:p>745.4710144928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-500">
            <text:p>-500</text:p>
          </table:table-cell>
          <table:table-cell office:value-type="float" office:value="5000">
            <text:p>5000</text:p>
          </table:table-cell>
          <table:table-cell/>
          <table:table-cell table:formula="of:=SUM([.H13];[.H42];[.H71];[.H101];[.L134];[.H131])" office:value-type="float" office:value="5999.35300207039">
            <text:p>5999.3530020704</text:p>
          </table:table-cell>
          <table:table-cell table:formula="of:=SUM([.K13];[.J13])" office:value-type="float" office:value="4500">
            <text:p>4500</text:p>
          </table:table-cell>
          <table:table-cell table:formula="of:=[.N13]-[.M13]" office:value-type="float" office:value="-1499.35300207039">
            <text:p>-1499.3530020704</text:p>
          </table:table-cell>
          <table:table-cell table:formula="of:=SUM([.O1];[.O13])" office:value-type="float" office:value="-3807.0453097627">
            <text:p>-3807.0453097627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Մհեր</text:p>
          </table:table-cell>
          <table:table-cell table:style-name="ce55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3];[.H72];[.H102];[.L135];[.H132])" office:value-type="float" office:value="8955.40981075878">
            <text:p>8955.4098107588</text:p>
          </table:table-cell>
          <table:table-cell table:formula="of:=SUM([.K14];[.J14])" office:value-type="float" office:value="7800">
            <text:p>7800</text:p>
          </table:table-cell>
          <table:table-cell table:formula="of:=[.N14]-[.M14]" office:value-type="float" office:value="-1155.40981075878">
            <text:p>-1155.4098107588</text:p>
          </table:table-cell>
          <table:table-cell table:formula="of:=SUM([.O1];[.O14])" office:value-type="float" office:value="-3463.10211845109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H15];[.H44];[.H73];[.H103];[.L136];[.H133])" office:value-type="float" office:value="8955.40981075878">
            <text:p>8955.4098107588</text:p>
          </table:table-cell>
          <table:table-cell table:formula="of:=SUM([.K15];[.J15])" office:value-type="float" office:value="12900">
            <text:p>12900</text:p>
          </table:table-cell>
          <table:table-cell table:formula="of:=[.N15]-[.M15]" office:value-type="float" office:value="3944.59018924122">
            <text:p>3944.5901892412</text:p>
          </table:table-cell>
          <table:table-cell table:formula="of:=SUM([.O1];[.O15])" office:value-type="float" office:value="1636.89788154891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րաչ</text:p>
          </table:table-cell>
          <table:table-cell table:style-name="ce55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5];[.H74];[.H104];[.L137];[.H134])" office:value-type="float" office:value="8955.40981075878">
            <text:p>8955.4098107588</text:p>
          </table:table-cell>
          <table:table-cell table:formula="of:=SUM([.K16];[.J16])" office:value-type="float" office:value="14500">
            <text:p>14500</text:p>
          </table:table-cell>
          <table:table-cell table:formula="of:=[.N16]-[.M16]" office:value-type="float" office:value="5544.59018924122">
            <text:p>5544.5901892412</text:p>
          </table:table-cell>
          <table:table-cell table:formula="of:=SUM([.O1];[.O16])" office:value-type="float" office:value="3236.89788154891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office:value-type="float" office:value="5000">
            <text:p>5000</text:p>
          </table:table-cell>
          <table:table-cell/>
          <table:table-cell table:formula="of:=SUM([.H17];[.H46];[.H75];[.H105];[.L138];[.H135])" office:value-type="float" office:value="4896.2215320911">
            <text:p>4896.2215320911</text:p>
          </table:table-cell>
          <table:table-cell table:formula="of:=SUM([.K17];[.J17])" office:value-type="float" office:value="11550">
            <text:p>11550</text:p>
          </table:table-cell>
          <table:table-cell table:formula="of:=[.N17]-[.M17]" office:value-type="float" office:value="6653.7784679089">
            <text:p>6653.7784679089</text:p>
          </table:table-cell>
          <table:table-cell table:formula="of:=SUM([.O1];[.O17])" office:value-type="float" office:value="4346.08616021659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>
            <text:p>745.4710144928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18];[.H47];[.H76];[.H106];[.L139];[.H136])" office:value-type="float" office:value="4804.65929316044">
            <text:p>4804.6592931604</text:p>
          </table:table-cell>
          <table:table-cell table:formula="of:=SUM([.K18];[.J18])" office:value-type="float" office:value="2100">
            <text:p>2100</text:p>
          </table:table-cell>
          <table:table-cell table:formula="of:=[.N18]-[.M18]" office:value-type="float" office:value="-2704.65929316044">
            <text:p>-2704.6592931604</text:p>
          </table:table-cell>
          <table:table-cell table:formula="of:=SUM([.O1];[.O18])" office:value-type="float" office:value="-5012.35160085275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Նաիրա</text:p>
          </table:table-cell>
          <table:table-cell table:style-name="ce55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19];[.H48];[.H77];[.H107];[.L140];[.H137])" office:value-type="float" office:value="8955.40981075878">
            <text:p>8955.4098107588</text:p>
          </table:table-cell>
          <table:table-cell table:formula="of:=SUM([.J19];[.K19])" office:value-type="float" office:value="8900">
            <text:p>8900</text:p>
          </table:table-cell>
          <table:table-cell table:formula="of:=[.N19]-[.M19]" office:value-type="float" office:value="-55.4098107587815">
            <text:p>-55.4098107588</text:p>
          </table:table-cell>
          <table:table-cell table:formula="of:=SUM([.O1];[.O19])" office:value-type="float" office:value="-2363.10211845109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>
            <text:p>391.3043478261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12000">
            <text:p>12000</text:p>
          </table:table-cell>
          <table:table-cell/>
          <table:table-cell table:formula="of:=SUM([.H20];[.H49];[.H78];[.H108];[.L141];[.H138])" office:value-type="float" office:value="8220.29076313973">
            <text:p>8220.2907631397</text:p>
          </table:table-cell>
          <table:table-cell table:formula="of:=SUM([.J20];[.K20])" office:value-type="float" office:value="12100">
            <text:p>12100</text:p>
          </table:table-cell>
          <table:table-cell table:formula="of:=[.N20]-[.M20]" office:value-type="float" office:value="3879.70923686027">
            <text:p>3879.7092368603</text:p>
          </table:table-cell>
          <table:table-cell table:formula="of:=SUM([.O1];[.O20])" office:value-type="float" office:value="1572.01692916796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Edgar</text:p>
          </table:table-cell>
          <table:table-cell table:style-name="ce56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1];[.H50];[.H79];[.H109];[.L142];[.H139])" office:value-type="float" office:value="8955.40981075878">
            <text:p>8955.4098107588</text:p>
          </table:table-cell>
          <table:table-cell table:formula="of:=SUM([.J21];[.K21])" office:value-type="float" office:value="6200">
            <text:p>6200</text:p>
          </table:table-cell>
          <table:table-cell table:formula="of:=[.N21]-[.M21]" office:value-type="float" office:value="-2755.40981075878">
            <text:p>-2755.4098107588</text:p>
          </table:table-cell>
          <table:table-cell table:formula="of:=SUM([.O1];[.O21])" office:value-type="float" office:value="-5063.10211845109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Hasmik K</text:p>
          </table:table-cell>
          <table:table-cell table:style-name="ce55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2];[.H51];[.H80];[.H110];[.L143];[.H140])" office:value-type="float" office:value="7843.66738651636">
            <text:p>7843.6673865164</text:p>
          </table:table-cell>
          <table:table-cell table:formula="of:=SUM([.J22];[.K22])" office:value-type="float" office:value="10600">
            <text:p>10600</text:p>
          </table:table-cell>
          <table:table-cell table:formula="of:=[.N22]-[.M22]" office:value-type="float" office:value="2756.33261348364">
            <text:p>2756.3326134837</text:p>
          </table:table-cell>
          <table:table-cell table:formula="of:=SUM([.O1];[.O22])" office:value-type="float" office:value="448.640305791336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Smbat</text:p>
          </table:table-cell>
          <table:table-cell table:style-name="ce55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formula="of:=SUM([.H23];[.H52];[.H81];[.H111];[.L144];[.H141])" office:value-type="float" office:value="8955.40981075878">
            <text:p>8955.4098107588</text:p>
          </table:table-cell>
          <table:table-cell table:formula="of:=SUM([.J23];[.K23])" office:value-type="float" office:value="8000">
            <text:p>8000</text:p>
          </table:table-cell>
          <table:table-cell table:formula="of:=[.N23]-[.M23]" office:value-type="float" office:value="-955.409810758782">
            <text:p>-955.4098107588</text:p>
          </table:table-cell>
          <table:table-cell table:formula="of:=SUM([.O1];[.O23])" office:value-type="float" office:value="-3263.10211845109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>
            <text:p>735.119047619</text:p>
          </table:table-cell>
          <table:table-cell office:value-type="string">
            <text:p>Ani</text:p>
          </table:table-cell>
          <table:table-cell table:style-name="ce55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formula="of:=SUM([.H24];[.H53];[.H82];[.H112];[.L145];[.H142])" office:value-type="float" office:value="6175.50104675391">
            <text:p>6175.5010467539</text:p>
          </table:table-cell>
          <table:table-cell table:formula="of:=SUM([.J24];[.K24])" office:value-type="float" office:value="8400">
            <text:p>8400</text:p>
          </table:table-cell>
          <table:table-cell table:formula="of:=[.N24]-[.M24]" office:value-type="float" office:value="2224.49895324609">
            <text:p>2224.4989532461</text:p>
          </table:table-cell>
          <table:table-cell table:formula="of:=SUM([.O1];[.O24])" office:value-type="float" office:value="-83.1933544462145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>
            <text:p>1126.4233954451</text:p>
          </table:table-cell>
          <table:table-cell office:value-type="string">
            <text:p>Araks</text:p>
          </table:table-cell>
          <table:table-cell table:style-name="ce55" office:value-type="float" office:value="-4150">
            <text:p>-4150</text:p>
          </table:table-cell>
          <table:table-cell office:value-type="float" office:value="12000">
            <text:p>12000</text:p>
          </table:table-cell>
          <table:table-cell/>
          <table:table-cell table:formula="of:=SUM([.H25];[.H54];[.H83];[.H113];[.L146];[.H143])" office:value-type="float" office:value="7377.4877328367">
            <text:p>7377.4877328367</text:p>
          </table:table-cell>
          <table:table-cell table:formula="of:=SUM([.J25];[.K25])" office:value-type="float" office:value="7850">
            <text:p>7850</text:p>
          </table:table-cell>
          <table:table-cell table:formula="of:=[.N25]-[.M25]" office:value-type="float" office:value="472.512267163297">
            <text:p>472.5122671633</text:p>
          </table:table-cell>
          <table:table-cell table:formula="of:=SUM([.O1];[.O25])" office:value-type="float" office:value="-1835.18004052901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Meruj</text:p>
          </table:table-cell>
          <table:table-cell table:style-name="ce55" office:value-type="float" office:value="-6800">
            <text:p>-6800</text:p>
          </table:table-cell>
          <table:table-cell office:value-type="float" office:value="13700">
            <text:p>13700</text:p>
          </table:table-cell>
          <table:table-cell/>
          <table:table-cell table:formula="of:=SUM([.H26];[.H55];[.H84];[.H114];[.L147];[.H144])" office:value-type="float" office:value="8582.68253803151">
            <text:p>8582.6825380315</text:p>
          </table:table-cell>
          <table:table-cell table:formula="of:=SUM([.J26];[.K26])" office:value-type="float" office:value="6900">
            <text:p>6900</text:p>
          </table:table-cell>
          <table:table-cell table:formula="of:=[.N26]-[.M26]" office:value-type="float" office:value="-1682.68253803151">
            <text:p>-1682.6825380315</text:p>
          </table:table-cell>
          <table:table-cell table:formula="of:=SUM([.O1];[.O26])" office:value-type="float" office:value="-3990.37484572382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Default" office:value-type="string">
            <text:p>Jirayr</text:p>
          </table:table-cell>
          <table:table-cell/>
          <table:table-cell office:value-type="float" office:value="8000">
            <text:p>8000</text:p>
          </table:table-cell>
          <table:table-cell/>
          <table:table-cell table:formula="of:=SUM([.H27];[.H56];[.H85];[.H115];[.L148];[.H145])" office:value-type="float" office:value="8047.22267625586">
            <text:p>8047.2226762559</text:p>
          </table:table-cell>
          <table:table-cell office:value-type="float" office:value="8000">
            <text:p>8000</text:p>
          </table:table-cell>
          <table:table-cell table:formula="of:=[.N27]-[.M27]" office:value-type="float" office:value="-47.2226762558576">
            <text:p>-47.2226762559</text:p>
          </table:table-cell>
          <table:table-cell table:formula="of:=SUM([.O1];[.O27])" office:value-type="float" office:value="-2354.91498394817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>
            <text:p>1126.4233954451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>
            <text:p>8955.4098107588</text:p>
          </table:table-cell>
          <table:table-cell office:value-type="float" office:value="0">
            <text:p>0</text:p>
          </table:table-cell>
          <table:table-cell table:formula="of:=[.N28]-[.M28]" office:value-type="float" office:value="-8955.40981075878">
            <text:p>-8955.4098107588</text:p>
          </table:table-cell>
          <table:table-cell table:formula="of:=SUM([.O1];[.O28])" office:value-type="float" office:value="-11263.1021184511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Ani G</text:p>
          </table:table-cell>
          <table:table-cell/>
          <table:table-cell table:style-name="ce2" table:formula="of:=SUM([.K4:.K27])" office:value-type="float" office:value="251800">
            <text:p>251800</text:p>
          </table:table-cell>
          <table:table-cell/>
          <table:table-cell table:formula="of:=SUM([.H87];[.H117];[.H147])" office:value-type="float" office:value="5539.11252109193">
            <text:p>5539.1125210919</text:p>
          </table:table-cell>
          <table:table-cell office:value-type="float" office:value="0">
            <text:p>0</text:p>
          </table:table-cell>
          <table:table-cell table:formula="of:=[.N29]-[.M29]" office:value-type="float" office:value="-5539.11252109193">
            <text:p>-5539.1125210919</text:p>
          </table:table-cell>
          <table:table-cell table:formula="of:=SUM([.O1];[.O29])" office:value-type="float" office:value="-7846.80482878423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>
            <text:p>380.9523809524</text:p>
          </table:table-cell>
          <table:table-cell table:formula="of:=[.C3]/24" office:value-type="float" office:value="354.166666666667">
            <text:p>354.1666666667</text:p>
          </table:table-cell>
          <table:table-cell table:formula="of:=[.D3]/23" office:value-type="float" office:value="391.304347826087">
            <text:p>391.3043478261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28])" office:value-type="float" office:value="25500">
            <text:p>25500</text:p>
          </table:table-cell>
          <table:table-cell table:style-name="ce23"/>
          <table:table-cell/>
          <table:table-cell table:formula="of:=SUM([.H30];[.H152])" office:value-type="float" office:value="25500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>
            <text:p>-67404.8883102659</text:p>
          </table:table-cell>
          <table:table-cell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2:.F32])" office:value-type="float" office:value="42400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>
            <text:p>1475.1552795031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58];[.C58];[.E58];[.F58])" office:value-type="float" office:value="1505.19480519481">
            <text:p>1505.1948051948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58:.E58])" office:value-type="float" office:value="1451.77865612648">
            <text:p>1451.7786561265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>
            <text:p>1866.0643704122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>
            <text:p>390.9090909091</text:p>
          </table:table-cell>
          <table:table-cell table:formula="of:=[.C32]/24" office:value-type="float" office:value="350">
            <text:p>350</text:p>
          </table:table-cell>
          <table:table-cell table:formula="of:=[.D32]/23" office:value-type="float" office:value="360.869565217391">
            <text:p>360.8695652174</text:p>
          </table:table-cell>
          <table:table-cell table:formula="of:=[.E32]/24" office:value-type="float" office:value="350">
            <text:p>350</text:p>
          </table:table-cell>
          <table:table-cell table:formula="of:=[.F32]/21" office:value-type="float" office:value="414.285714285714">
            <text:p>414.2857142857</text:p>
          </table:table-cell>
          <table:table-cell/>
          <table:table-cell table:style-name="ce2" table:formula="of:=SUM([.H33:.H57])" office:value-type="float" office:value="42400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18/07/2016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office:value-type="float" office:value="8200">
            <text:p>8200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table:style-name="ce2" table:formula="of:=SUM([.B61:.F61])" office:value-type="float" office:value="42200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/>
          <table:table-cell table:number-columns-repeated="2" office:value-type="string">
            <text:p>-Mariam</text:p>
          </table:table-cell>
          <table:table-cell/>
          <table:table-cell table:formula="of:=SUM([.B88:.E88])" office:value-type="float" office:value="1535.55194805195">
            <text:p>1535.55194805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Nane</text:p>
          </table:table-cell>
          <table:table-cell office:value-type="string">
            <text:p>-Mariam</text:p>
          </table:table-cell>
          <table:table-cell office:value-type="string">
            <text:p>-Hasmik K</text:p>
          </table:table-cell>
          <table:table-cell office:value-type="string">
            <text:p>-Zhozeph</text:p>
          </table:table-cell>
          <table:table-cell/>
          <table:table-cell table:formula="of:=SUM([.B88];[.D88];[.E88];[.F88])" office:value-type="float" office:value="1535.55194805195">
            <text:p>1535.55194805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eruj</text:p>
          </table:table-cell>
          <table:table-cell office:value-type="string">
            <text:p>-Mane</text:p>
          </table:table-cell>
          <table:table-cell table:number-columns-repeated="2"/>
          <table:table-cell office:value-type="string">
            <text:p>-Hasmik K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Lusine</text:p>
          </table:table-cell>
          <table:table-cell office:value-type="string">
            <text:p>+Lusine</text:p>
          </table:table-cell>
          <table:table-cell office:value-type="string">
            <text:p>-Araks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i G</text:p>
          </table:table-cell>
          <table:table-cell office:value-type="string">
            <text:p>-Saqo</text:p>
          </table:table-cell>
          <table:table-cell office:value-type="string">
            <text:p>-Ani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Hasmik K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>
            <text:p>791.9913419913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>
            <text:p>1162.8246753247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>
            <text:p>1903.7337662338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>
            <text:p>1479.9242424243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>
            <text:p>423.8095238095</text:p>
          </table:table-cell>
          <table:table-cell table:formula="of:=[.C61]/22" office:value-type="float" office:value="368.181818181818">
            <text:p>368.1818181818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70.833333333333">
            <text:p>370.8333333333</text:p>
          </table:table-cell>
          <table:table-cell table:formula="of:=[.F61]/22" office:value-type="float" office:value="368.181818181818">
            <text:p>368.1818181818</text:p>
          </table:table-cell>
          <table:table-cell/>
          <table:table-cell table:style-name="ce2" table:formula="of:=SUM([.H62:.H87])" office:value-type="float" office:value="42251.0822510823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5/07/2016</text:p>
          </table:table-cell>
          <table:table-cell office:value-type="float" office:value="8800">
            <text:p>8800</text:p>
          </table:table-cell>
          <table:table-cell office:value-type="float" office:value="8900">
            <text:p>8900</text:p>
          </table:table-cell>
          <table:table-cell office:value-type="float" office:value="9000">
            <text:p>9000</text:p>
          </table:table-cell>
          <table:table-cell office:value-type="float" office:value="8500">
            <text:p>8500</text:p>
          </table:table-cell>
          <table:table-cell office:value-type="float" office:value="8400">
            <text:p>8400</text:p>
          </table:table-cell>
          <table:table-cell table:style-name="ce2" table:formula="of:=SUM([.B91:.F91])" office:value-type="float" office:value="43600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>
            <text:p>1128.8043478261</text:p>
          </table:table-cell>
          <table:table-cell office:value-type="string">
            <text:p>Արմենուհի</text:p>
          </table:table-cell>
          <table:table-cell/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5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tepan</text:p>
          </table:table-cell>
          <table:table-cell table:number-columns-repeated="2"/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Gayane</text:p>
          </table:table-cell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Stepan</text:p>
          </table:table-cell>
          <table:table-cell office:value-type="string">
            <text:p>-Gayane</text:p>
          </table:table-cell>
          <table:table-cell office:value-type="string">
            <text:p>-Armenuhi</text:p>
          </table:table-cell>
          <table:table-cell office:value-type="string">
            <text:p>-Araks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Stepan</text:p>
          </table:table-cell>
          <table:table-cell/>
          <table:table-cell office:value-type="string">
            <text:p>-An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>
            <text:p>1107.0652173913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>
            <text:p>1498.3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>
            <text:p>1898.3695652174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>
            <text:p>366.6666666667</text:p>
          </table:table-cell>
          <table:table-cell table:formula="of:=[.C91]/24" office:value-type="float" office:value="370.833333333333">
            <text:p>370.8333333333</text:p>
          </table:table-cell>
          <table:table-cell table:formula="of:=[.D91]/23" office:value-type="float" office:value="391.304347826087">
            <text:p>391.3043478261</text:p>
          </table:table-cell>
          <table:table-cell table:formula="of:=[.E91]/23" office:value-type="float" office:value="369.565217391304">
            <text:p>369.5652173913</text:p>
          </table:table-cell>
          <table:table-cell table:formula="of:=[.F91]/21" office:value-type="float" office:value="400">
            <text:p>400</text:p>
          </table:table-cell>
          <table:table-cell/>
          <table:table-cell table:style-name="ce2" table:formula="of:=SUM([.H92:.H117])" office:value-type="float" office:value="43600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date" office:date-value="2016-01-08">
            <text:p>01/08/16</text:p>
          </table:table-cell>
          <table:table-cell office:value-type="float" office:value="8000">
            <text:p>8000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800">
            <text:p>7800</text:p>
          </table:table-cell>
          <table:table-cell table:style-name="ce2" table:formula="of:=SUM([.B121:.F121])" office:value-type="float" office:value="41000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>
            <text:p>1750.292397660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Արմենուհի</text:p>
          </table:table-cell>
          <table:table-cell/>
          <table:table-cell office:value-type="float" office:value="26000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>
            <text:p>442.1052631579</text:p>
          </table:table-cell>
          <table:table-cell office:value-type="string">
            <text:p>Արեգ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ասմիկ Դ․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Ժոզեֆ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2" office:value-type="string">
            <text:p>-Mane</text:p>
          </table:table-cell>
          <table:table-cell office:value-type="string">
            <text:p>-Ani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48];[.C148];[.F148])" office:value-type="float" office:value="1263.15789473684">
            <text:p>1263.1578947369</text:p>
          </table:table-cell>
          <table:table-cell table:style-name="ce31" office:value-type="string">
            <text:p>Սարգիս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Nane</text:p>
          </table:table-cell>
          <table:table-cell table:number-columns-repeated="3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Մհեր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5" office:value-type="string">
            <text:p>-Gen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table:style-name="ce31" office:value-type="string">
            <text:p>Տարո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-Jirayr</text:p>
          </table:table-cell>
          <table:table-cell office:value-type="string">
            <text:p>-Sargis</text:p>
          </table:table-cell>
          <table:table-cell office:value-type="string">
            <text:p>-Jirayr</text:p>
          </table:table-cell>
          <table:table-cell office:value-type="string">
            <text:p>-Anjel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րաչ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table:style-name="ce38" office:value-type="string">
            <text:p>Մարիամ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Նաի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Թամա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Edga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Hasmik K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Smbat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>
            <text:p>1718.7134502924</text:p>
          </table:table-cell>
          <table:table-cell office:value-type="string">
            <text:p>Ani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raks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Meruj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D148];[.F148])" office:value-type="float" office:value="1252.63157894737">
            <text:p>1252.6315789474</text:p>
          </table:table-cell>
          <table:table-cell office:value-type="string">
            <text:p>Jiray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>
            <text:p>2160.8187134503</text:p>
          </table:table-cell>
          <table:table-cell table:style-name="ce38" office:value-type="string">
            <text:p>Gevo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ni G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formula="of:=[.B121]/20" office:value-type="float" office:value="400">
            <text:p>400</text:p>
          </table:table-cell>
          <table:table-cell table:formula="of:=[.C121]/19" office:value-type="float" office:value="452.631578947368">
            <text:p>452.6315789474</text:p>
          </table:table-cell>
          <table:table-cell table:formula="of:=[.D121]/19" office:value-type="float" office:value="442.105263157895">
            <text:p>442.1052631579</text:p>
          </table:table-cell>
          <table:table-cell table:formula="of:=[.E121]/18" office:value-type="float" office:value="455.555555555556">
            <text:p>455.5555555556</text:p>
          </table:table-cell>
          <table:table-cell table:formula="of:=[.F121]/19" office:value-type="float" office:value="410.526315789474">
            <text:p>410.5263157895</text:p>
          </table:table-cell>
          <table:table-cell/>
          <table:table-cell table:style-name="ce2" table:formula="of:=SUM([.H122:.H147])" office:value-type="float" office:value="41000">
            <text:p>41000</text:p>
          </table:table-cell>
          <table:table-cell table:style-name="Default"/>
          <table:table-cell table:number-columns-repeated="2"/>
          <table:table-cell/>
          <table:table-cell table:number-columns-repeated="5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table:formula="of:=2300+[.P1]" office:value-type="float" office:value="2841.66666666667">
            <text:p>2841.6666666667</text:p>
          </table:table-cell>
          <table:table-cell table:formula="of:=13000/24" office:value-type="float" office:value="541.666666666667">
            <text:p>541.6666666667</text:p>
          </table:table-cell>
          <table:table-cell office:value-type="float" office:value="2300">
            <text:p>2300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3700">
            <text:p>3700</text:p>
          </table:table-cell>
          <table:table-cell table:number-columns-repeated="7"/>
        </table:table-row>
        <table:table-row table:style-name="ro12">
          <table:table-cell table:style-name="ce28" office:value-type="date" office:date-value="2016-08-08">
            <text:p>08/08/16</text:p>
          </table:table-cell>
          <table:table-cell office:value-type="float" office:value="8200">
            <text:p>8200</text:p>
          </table:table-cell>
          <table:table-cell office:value-type="float" office:value="8600">
            <text:p>8600</text:p>
          </table:table-cell>
          <table:table-cell office:value-type="float" office:value="8700">
            <text:p>87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table:style-name="ce2" table:formula="of:=SUM([.B3:.F3])" office:value-type="float" office:value="42200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նժելա</text:p>
          </table:table-cell>
          <table:table-cell table:style-name="ce55" office:value-type="float" office:value="-1350">
            <text:p>-1350</text:p>
          </table:table-cell>
          <table:table-cell office:value-type="float" office:value="10000">
            <text:p>10000</text:p>
          </table:table-cell>
          <table:table-cell/>
          <table:table-cell table:formula="of:=SUM([.G3];[.G32];[.G61];[.G91];[.G121];[.J2])" office:value-type="float" office:value="180800">
            <text:p>180800</text:p>
          </table:table-cell>
          <table:table-cell table:formula="of:=SUM([.H4];[.H33];[.H62];[.H92])" office:value-type="float" office:value="4864.12332254276">
            <text:p>4864.1233225428</text:p>
          </table:table-cell>
          <table:table-cell table:formula="of:=SUM([.O1];[.N4])" office:value-type="float" office:value="7705.78998920943">
            <text:p>7705.7899892094</text:p>
          </table:table-cell>
          <table:table-cell table:formula="of:=SUM([.J4];[.K4])" office:value-type="float" office:value="8650">
            <text:p>8650</text:p>
          </table:table-cell>
          <table:table-cell table:formula="of:=[.P4]-[.O4]" office:value-type="float" office:value="944.210010790574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մենուհի</text:p>
          </table:table-cell>
          <table:table-cell table:style-name="ce55" office:value-type="float" office:value="-2500">
            <text:p>-2500</text:p>
          </table:table-cell>
          <table:table-cell office:value-type="float" office:value="11000">
            <text:p>11000</text:p>
          </table:table-cell>
          <table:table-cell/>
          <table:table-cell table:formula="of:=SUM([.K34];[.K37];[.K38];[.K62];[.K92])" office:value-type="float" office:value="178500">
            <text:p>178500</text:p>
          </table:table-cell>
          <table:table-cell table:formula="of:=SUM([.H5];[.H33];[.H62];[.H92];[.H122])" office:value-type="float" office:value="6766.45722052883">
            <text:p>6766.4572205288</text:p>
          </table:table-cell>
          <table:table-cell table:formula="of:=SUM([.O1];[.N5])" office:value-type="float" office:value="9608.1238871955">
            <text:p>9608.1238871955</text:p>
          </table:table-cell>
          <table:table-cell table:style-name="ce8" table:formula="of:=SUM([.J5];[.K5])" office:value-type="float" office:value="8500">
            <text:p>8500</text:p>
          </table:table-cell>
          <table:table-cell table:formula="of:=[.P5]-[.O5]" office:value-type="float" office:value="-1108.1238871955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800">
            <text:p>800</text:p>
          </table:table-cell>
          <table:table-cell table:number-columns-repeated="2"/>
          <table:table-cell table:style-name="ce2" table:formula="of:=[.M5]-[.M4]" office:value-type="float" office:value="-2300">
            <text:p>-2300</text:p>
          </table:table-cell>
          <table:table-cell table:formula="of:=SUM([.H6];[.H35];[.H64];[.H94])" office:value-type="float" office:value="5794.12332254276">
            <text:p>5794.1233225428</text:p>
          </table:table-cell>
          <table:table-cell table:formula="of:=SUM([.O1];[.N6])" office:value-type="float" office:value="8635.78998920943">
            <text:p>8635.7899892094</text:p>
          </table:table-cell>
          <table:table-cell table:formula="of:=SUM([.J6])" office:value-type="float" office:value="800">
            <text:p>800</text:p>
          </table:table-cell>
          <table:table-cell table:formula="of:=[.P6]-[.O6]" office:value-type="float" office:value="-7835.78998920943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եգ</text:p>
          </table:table-cell>
          <table:table-cell table:style-name="ce7" office:value-type="float" office:value="4900">
            <text:p>4900</text:p>
          </table:table-cell>
          <table:table-cell table:number-columns-repeated="3"/>
          <table:table-cell table:formula="of:=SUM([.H7];[.H36];[.H65];[.H95])" office:value-type="float" office:value="4625.64035623371">
            <text:p>4625.6403562337</text:p>
          </table:table-cell>
          <table:table-cell table:formula="of:=SUM([.N7:.N7];[.O1])" office:value-type="float" office:value="7467.30702290037">
            <text:p>7467.3070229004</text:p>
          </table:table-cell>
          <table:table-cell table:formula="of:=SUM([.J7])" office:value-type="float" office:value="4900">
            <text:p>4900</text:p>
          </table:table-cell>
          <table:table-cell table:formula="of:=[.P7]-[.O7]" office:value-type="float" office:value="-2567.30702290037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Մանե</text:p>
          </table:table-cell>
          <table:table-cell table:style-name="ce55" office:value-type="float" office:value="-5900">
            <text:p>-5900</text:p>
          </table:table-cell>
          <table:table-cell office:value-type="float" office:value="12850">
            <text:p>12850</text:p>
          </table:table-cell>
          <table:table-cell table:number-columns-repeated="2"/>
          <table:table-cell table:formula="of:=SUM([.H8];[.H37];[.H66];[.H96])" office:value-type="float" office:value="7696.45722052883">
            <text:p>7696.4572205288</text:p>
          </table:table-cell>
          <table:table-cell table:formula="of:=SUM([.N8:.N8];[.O1])" office:value-type="float" office:value="10538.1238871955">
            <text:p>10538.1238871955</text:p>
          </table:table-cell>
          <table:table-cell table:formula="of:=SUM([.J8];[.K8])" office:value-type="float" office:value="6950">
            <text:p>6950</text:p>
          </table:table-cell>
          <table:table-cell table:formula="of:=[.P8]-[.O8]" office:value-type="float" office:value="-3588.1238871955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Նանե</text:p>
          </table:table-cell>
          <table:table-cell table:style-name="ce7" office:value-type="float" office:value="1500">
            <text:p>15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9];[.H38];[.H67];[.H97])" office:value-type="float" office:value="6393.72994780156">
            <text:p>6393.7299478016</text:p>
          </table:table-cell>
          <table:table-cell table:formula="of:=SUM([.N9:.N9];[.O1])" office:value-type="float" office:value="9235.39661446823">
            <text:p>9235.3966144682</text:p>
          </table:table-cell>
          <table:table-cell table:formula="of:=SUM([.J9];[.K9])" office:value-type="float" office:value="11500">
            <text:p>11500</text:p>
          </table:table-cell>
          <table:table-cell table:formula="of:=[.P9]-[.O9]" office:value-type="float" office:value="2264.60338553177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ասմիկ Դ․</text:p>
          </table:table-cell>
          <table:table-cell table:style-name="ce55" office:value-type="float" office:value="-1500">
            <text:p>-1500</text:p>
          </table:table-cell>
          <table:table-cell office:value-type="float" office:value="10650">
            <text:p>10650</text:p>
          </table:table-cell>
          <table:table-cell table:number-columns-repeated="2"/>
          <table:table-cell table:formula="of:=SUM([.H10];[.H39];[.H68];[.H98])" office:value-type="float" office:value="6205.69925726448">
            <text:p>6205.6992572645</text:p>
          </table:table-cell>
          <table:table-cell table:formula="of:=SUM([.N10:.N10];[.O1])" office:value-type="float" office:value="9047.36592393114">
            <text:p>9047.3659239312</text:p>
          </table:table-cell>
          <table:table-cell table:formula="of:=SUM([.J10];[.K10])" office:value-type="float" office:value="9150">
            <text:p>9150</text:p>
          </table:table-cell>
          <table:table-cell table:formula="of:=[.P10]-[.O10]" office:value-type="float" office:value="102.634076068858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Ժոզեֆ</text:p>
          </table:table-cell>
          <table:table-cell table:style-name="ce55" office:value-type="float" office:value="-5500">
            <text:p>-55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1];[.H40];[.H69];[.H99])" office:value-type="float" office:value="7696.45722052883">
            <text:p>7696.4572205288</text:p>
          </table:table-cell>
          <table:table-cell table:formula="of:=SUM([.N11:.N11];[.O1])" office:value-type="float" office:value="10538.1238871955">
            <text:p>10538.1238871955</text:p>
          </table:table-cell>
          <table:table-cell table:formula="of:=SUM([.J11];[.K11])" office:value-type="float" office:value="4500">
            <text:p>4500</text:p>
          </table:table-cell>
          <table:table-cell table:formula="of:=[.P11]-[.O11]" office:value-type="float" office:value="-6038.1238871955">
            <text:p>-6038.1238871955</text:p>
          </table:table-cell>
        </table:table-row>
        <table:table-row table:style-name="ro12">
          <table:table-cell table:number-columns-repeated="3"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31:.F31])" office:value-type="float" office:value="1511.85770750988">
            <text:p>1511.8577075099</text:p>
          </table:table-cell>
          <table:table-cell table:style-name="ce58" office:value-type="string">
            <text:p>Սարգիս</text:p>
          </table:table-cell>
          <table:table-cell table:style-name="ce55" office:value-type="float" office:value="-300">
            <text:p>-300</text:p>
          </table:table-cell>
          <table:table-cell office:value-type="float" office:value="8500">
            <text:p>8500</text:p>
          </table:table-cell>
          <table:table-cell table:number-columns-repeated="2"/>
          <table:table-cell table:formula="of:=SUM([.H12];[.H41];[.H70];[.H100])" office:value-type="float" office:value="5817.22306678829">
            <text:p>5817.2230667883</text:p>
          </table:table-cell>
          <table:table-cell table:formula="of:=SUM([.N12:.N12];[.Q1])" office:value-type="float" office:value="8117.22306678828">
            <text:p>8117.2230667883</text:p>
          </table:table-cell>
          <table:table-cell table:formula="of:=SUM([.J12];[.K12])" office:value-type="float" office:value="8200">
            <text:p>8200</text:p>
          </table:table-cell>
          <table:table-cell table:formula="of:=[.P12]-[.O12]" office:value-type="float" office:value="82.776933211715">
            <text:p>82.7769332117</text:p>
          </table:table-cell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Գենա</text:p>
          </table:table-cell>
          <table:table-cell table:style-name="ce55" office:value-type="float" office:value="-3800">
            <text:p>-3800</text:p>
          </table:table-cell>
          <table:table-cell office:value-type="float" office:value="5000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>
            <text:p>6210.0470833514</text:p>
          </table:table-cell>
          <table:table-cell table:formula="of:=SUM([.N13:.N13];[.O1])" office:value-type="float" office:value="9051.7137500181">
            <text:p>9051.7137500181</text:p>
          </table:table-cell>
          <table:table-cell table:formula="of:=SUM([.J13];[.K13])" office:value-type="float" office:value="1200">
            <text:p>1200</text:p>
          </table:table-cell>
          <table:table-cell table:formula="of:=[.P13]-[.O13]" office:value-type="float" office:value="-7851.7137500181">
            <text:p>-7851.7137500181</text:p>
          </table:table-cell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Մհեր</text:p>
          </table:table-cell>
          <table:table-cell table:style-name="ce55" office:value-type="float" office:value="-3450">
            <text:p>-345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4];[.H43];[.H72];[.H102])" office:value-type="float" office:value="7696.45722052883">
            <text:p>7696.4572205288</text:p>
          </table:table-cell>
          <table:table-cell table:formula="of:=SUM([.N14:.N14];[.O1])" office:value-type="float" office:value="10538.1238871955">
            <text:p>10538.1238871955</text:p>
          </table:table-cell>
          <table:table-cell table:formula="of:=SUM([.J14];[.K14])" office:value-type="float" office:value="6550">
            <text:p>6550</text:p>
          </table:table-cell>
          <table:table-cell table:formula="of:=[.P14]-[.O14]" office:value-type="float" office:value="-3988.1238871955">
            <text:p>-3988.1238871955</text:p>
          </table:table-cell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600">
            <text:p>16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5];[.H44];[.H73];[.H103])" office:value-type="float" office:value="7696.45722052883">
            <text:p>7696.4572205288</text:p>
          </table:table-cell>
          <table:table-cell table:formula="of:=SUM([.N15:.N15];[.O1])" office:value-type="float" office:value="10538.1238871955">
            <text:p>10538.1238871955</text:p>
          </table:table-cell>
          <table:table-cell table:formula="of:=SUM([.J15];[.K15])" office:value-type="float" office:value="11600">
            <text:p>11600</text:p>
          </table:table-cell>
          <table:table-cell table:formula="of:=[.P15]-[.O15]" office:value-type="float" office:value="1061.8761128045">
            <text:p>1061.8761128045</text:p>
          </table:table-cell>
        </table:table-row>
        <table:table-row table:style-name="ro12">
          <table:table-cell/>
          <table:table-cell office:value-type="string">
            <text:p>-Araks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րաչ</text:p>
          </table:table-cell>
          <table:table-cell table:style-name="ce7" office:value-type="float" office:value="3200">
            <text:p>32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6];[.H45];[.H74];[.H104])" office:value-type="float" office:value="7323.72994780156">
            <text:p>7323.7299478016</text:p>
          </table:table-cell>
          <table:table-cell table:formula="of:=SUM([.N16:.N16];[.O1])" office:value-type="float" office:value="10165.3966144682">
            <text:p>10165.3966144682</text:p>
          </table:table-cell>
          <table:table-cell table:formula="of:=SUM([.J16];[.K16])" office:value-type="float" office:value="13200">
            <text:p>13200</text:p>
          </table:table-cell>
          <table:table-cell table:formula="of:=[.P16]-[.O16]" office:value-type="float" office:value="3034.60338553177">
            <text:p>3034.6033855318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4" office:value-type="string">
            <text:p>-Tamara</text:p>
          </table:table-cell>
          <table:table-cell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4400">
            <text:p>44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7];[.H46];[.H75];[.H105])" office:value-type="float" office:value="3816.7847191172">
            <text:p>3816.7847191172</text:p>
          </table:table-cell>
          <table:table-cell table:formula="of:=SUM([.O1];[.N17])" office:value-type="float" office:value="6658.45138578387">
            <text:p>6658.4513857839</text:p>
          </table:table-cell>
          <table:table-cell table:formula="of:=SUM([.J17];[.K17])" office:value-type="float" office:value="14400">
            <text:p>14400</text:p>
          </table:table-cell>
          <table:table-cell table:formula="of:=[.P17]-[.O17]" office:value-type="float" office:value="7741.54861421613">
            <text:p>7741.5486142161</text:p>
          </table:table-cell>
        </table:table-row>
        <table:table-row table:style-name="ro12">
          <table:table-cell/>
          <table:table-cell office:value-type="string">
            <text:p>-Anjel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table:style-name="ce38" office:value-type="string">
            <text:p>Մարիամ</text:p>
          </table:table-cell>
          <table:table-cell table:style-name="ce55" office:value-type="float" office:value="-5000">
            <text:p>-5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8];[.H47];[.H76];[.H106])" office:value-type="float" office:value="7696.45722052883">
            <text:p>7696.4572205288</text:p>
          </table:table-cell>
          <table:table-cell table:formula="of:=SUM([.N18:.N18];[.O1])" office:value-type="float" office:value="10538.1238871955">
            <text:p>10538.1238871955</text:p>
          </table:table-cell>
          <table:table-cell table:formula="of:=SUM([.J18];[.K18])" office:value-type="float" office:value="0">
            <text:p>0</text:p>
          </table:table-cell>
          <table:table-cell table:formula="of:=[.P18]-[.O18]" office:value-type="float" office:value="-10538.1238871955">
            <text:p>-10538.1238871955</text:p>
          </table:table-cell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Նաիրա</text:p>
          </table:table-cell>
          <table:table-cell table:style-name="ce55" office:value-type="float" office:value="-2350">
            <text:p>-235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9];[.H48];[.H77];[.H107])" office:value-type="float" office:value="7302.33957347001">
            <text:p>7302.33957347</text:p>
          </table:table-cell>
          <table:table-cell table:formula="of:=SUM([.N19:.N19];[.O1])" office:value-type="float" office:value="10144.0062401367">
            <text:p>10144.0062401367</text:p>
          </table:table-cell>
          <table:table-cell table:formula="of:=SUM([.J19];[.K19])" office:value-type="float" office:value="7650">
            <text:p>7650</text:p>
          </table:table-cell>
          <table:table-cell table:formula="of:=[.P19]-[.O19]" office:value-type="float" office:value="-2494.00624013668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style-name="ce7" office:value-type="float" office:value="1600">
            <text:p>1600</text:p>
          </table:table-cell>
          <table:table-cell table:number-columns-repeated="3"/>
          <table:table-cell table:formula="of:=SUM([.H20];[.H49];[.H78];[.H108])" office:value-type="float" office:value="1651.91304347826">
            <text:p>1651.9130434783</text:p>
          </table:table-cell>
          <table:table-cell table:formula="of:=SUM([.N20:.N20];[.O1])" office:value-type="float" office:value="4493.57971014493">
            <text:p>4493.5797101449</text:p>
          </table:table-cell>
          <table:table-cell table:formula="of:=SUM([.J20])" office:value-type="float" office:value="1600">
            <text:p>1600</text:p>
          </table:table-cell>
          <table:table-cell table:formula="of:=[.P20]-[.O20]" office:value-type="float" office:value="-2893.57971014493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Edgar</text:p>
          </table:table-cell>
          <table:table-cell table:style-name="ce55" office:value-type="float" office:value="-5000">
            <text:p>-5000</text:p>
          </table:table-cell>
          <table:table-cell office:value-type="float" office:value="13000">
            <text:p>13000</text:p>
          </table:table-cell>
          <table:table-cell table:number-columns-repeated="2"/>
          <table:table-cell table:formula="of:=SUM([.H21];[.H50];[.H79];[.H109])" office:value-type="float" office:value="7302.33957347001">
            <text:p>7302.33957347</text:p>
          </table:table-cell>
          <table:table-cell table:formula="of:=SUM([.N21:.N21];[.O1])" office:value-type="float" office:value="10144.0062401367">
            <text:p>10144.0062401367</text:p>
          </table:table-cell>
          <table:table-cell table:formula="of:=SUM([.J21];[.K21])" office:value-type="float" office:value="8000">
            <text:p>8000</text:p>
          </table:table-cell>
          <table:table-cell table:formula="of:=[.P21]-[.O21]" office:value-type="float" office:value="-2144.00624013668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Hasmik K</text:p>
          </table:table-cell>
          <table:table-cell table:style-name="ce7" office:value-type="float" office:value="450">
            <text:p>450</text:p>
          </table:table-cell>
          <table:table-cell office:value-type="float" office:value="8000">
            <text:p>8000</text:p>
          </table:table-cell>
          <table:table-cell table:number-columns-repeated="2"/>
          <table:table-cell table:formula="of:=SUM([.H22];[.H51];[.H80];[.H110])" office:value-type="float" office:value="7696.45722052883">
            <text:p>7696.4572205288</text:p>
          </table:table-cell>
          <table:table-cell table:formula="of:=SUM([.N22:.N22];[.O1])" office:value-type="float" office:value="10538.1238871955">
            <text:p>10538.1238871955</text:p>
          </table:table-cell>
          <table:table-cell table:formula="of:=SUM([.J22];[.K22])" office:value-type="float" office:value="8450">
            <text:p>8450</text:p>
          </table:table-cell>
          <table:table-cell table:formula="of:=[.P22]-[.O22]" office:value-type="float" office:value="-2088.1238871955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Smbat</text:p>
          </table:table-cell>
          <table:table-cell table:style-name="ce55" office:value-type="float" office:value="-3250">
            <text:p>-3250</text:p>
          </table:table-cell>
          <table:table-cell office:value-type="float" office:value="11200">
            <text:p>11200</text:p>
          </table:table-cell>
          <table:table-cell table:number-columns-repeated="2"/>
          <table:table-cell table:formula="of:=SUM([.H23];[.H52];[.H81];[.H111])" office:value-type="float" office:value="7696.45722052883">
            <text:p>7696.4572205288</text:p>
          </table:table-cell>
          <table:table-cell table:formula="of:=SUM([.N23:.N23];[.O1])" office:value-type="float" office:value="10538.1238871955">
            <text:p>10538.1238871955</text:p>
          </table:table-cell>
          <table:table-cell table:formula="of:=SUM([.J23];[.K23])" office:value-type="float" office:value="7950">
            <text:p>7950</text:p>
          </table:table-cell>
          <table:table-cell table:formula="of:=[.P23]-[.O23]" office:value-type="float" office:value="-2588.1238871955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>
            <text:p>1129.6066252588</text:p>
          </table:table-cell>
          <table:table-cell office:value-type="string">
            <text:p>Ani</text:p>
          </table:table-cell>
          <table:table-cell table:style-name="ce55" office:value-type="float" office:value="-100">
            <text:p>-100</text:p>
          </table:table-cell>
          <table:table-cell office:value-type="float" office:value="8000">
            <text:p>8000</text:p>
          </table:table-cell>
          <table:table-cell table:number-columns-repeated="2"/>
          <table:table-cell table:formula="of:=SUM([.H24];[.H53];[.H82];[.H112])" office:value-type="float" office:value="5468.71018495571">
            <text:p>5468.7101849557</text:p>
          </table:table-cell>
          <table:table-cell table:formula="of:=SUM([.N24:.N24];[.O1])" office:value-type="float" office:value="8310.37685162238">
            <text:p>8310.3768516224</text:p>
          </table:table-cell>
          <table:table-cell table:formula="of:=SUM([.J24];[.K24])" office:value-type="float" office:value="7900">
            <text:p>7900</text:p>
          </table:table-cell>
          <table:table-cell table:formula="of:=[.P24]-[.O24]" office:value-type="float" office:value="-410.376851622375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>
            <text:p>1511.8577075099</text:p>
          </table:table-cell>
          <table:table-cell office:value-type="string">
            <text:p>Araks</text:p>
          </table:table-cell>
          <table:table-cell table:style-name="ce55" office:value-type="float" office:value="-1800">
            <text:p>-18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25];[.H54];[.H83];[.H113])" office:value-type="float" office:value="6537.95033951556">
            <text:p>6537.9503395156</text:p>
          </table:table-cell>
          <table:table-cell table:formula="of:=SUM([.N25:.N25];[.O1])" office:value-type="float" office:value="9379.61700618222">
            <text:p>9379.6170061822</text:p>
          </table:table-cell>
          <table:table-cell table:formula="of:=SUM([.J25];[.K25])" office:value-type="float" office:value="8200">
            <text:p>8200</text:p>
          </table:table-cell>
          <table:table-cell table:formula="of:=[.P25]-[.O25]" office:value-type="float" office:value="-1179.61700618222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26" office:value-type="string">
            <text:p>Meruj</text:p>
          </table:table-cell>
          <table:table-cell table:style-name="ce55" office:value-type="float" office:value="-4000">
            <text:p>-4000</text:p>
          </table:table-cell>
          <table:table-cell office:value-type="float" office:value="12000">
            <text:p>12000</text:p>
          </table:table-cell>
          <table:table-cell table:number-columns-repeated="2"/>
          <table:table-cell table:formula="of:=SUM([.H26];[.H55];[.H84];[.H114])" office:value-type="float" office:value="6954.33957347001">
            <text:p>6954.33957347</text:p>
          </table:table-cell>
          <table:table-cell table:formula="of:=SUM([.N26:.N26];[.Q1])" office:value-type="float" office:value="9254.33957347001">
            <text:p>9254.33957347</text:p>
          </table:table-cell>
          <table:table-cell table:formula="of:=SUM([.J26];[.K26])" office:value-type="float" office:value="8000">
            <text:p>8000</text:p>
          </table:table-cell>
          <table:table-cell table:formula="of:=[.P26]-[.O26]" office:value-type="float" office:value="-1254.33957347001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Jirayr</text:p>
          </table:table-cell>
          <table:table-cell table:style-name="ce55" office:value-type="float" office:value="-2300">
            <text:p>-2300</text:p>
          </table:table-cell>
          <table:table-cell office:value-type="float" office:value="10300">
            <text:p>10300</text:p>
          </table:table-cell>
          <table:table-cell table:number-columns-repeated="2"/>
          <table:table-cell table:formula="of:=SUM([.H27];[.H56];[.H85];[.H115])" office:value-type="float" office:value="7302.33957347001">
            <text:p>7302.33957347</text:p>
          </table:table-cell>
          <table:table-cell table:formula="of:=SUM([.N27:.N27];[.O1])" office:value-type="float" office:value="10144.0062401367">
            <text:p>10144.0062401367</text:p>
          </table:table-cell>
          <table:table-cell table:formula="of:=SUM([.J27];[.K27])" office:value-type="float" office:value="8000">
            <text:p>8000</text:p>
          </table:table-cell>
          <table:table-cell table:formula="of:=[.P27]-[.O27]" office:value-type="float" office:value="-2144.00624013668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>
            <text:p>1902.3338979861</text:p>
          </table:table-cell>
          <table:table-cell table:style-name="ce38" office:value-type="string">
            <text:p>Gevor</text:p>
          </table:table-cell>
          <table:table-cell table:style-name="ce55" office:value-type="float" office:value="-11100">
            <text:p>-11100</text:p>
          </table:table-cell>
          <table:table-cell office:value-type="float" office:value="19100">
            <text:p>19100</text:p>
          </table:table-cell>
          <table:table-cell table:number-columns-repeated="2"/>
          <table:table-cell table:formula="of:=SUM([.H28];[.H57];[.H86];[.H116])" office:value-type="float" office:value="7696.45722052883">
            <text:p>7696.4572205288</text:p>
          </table:table-cell>
          <table:table-cell table:formula="of:=SUM([.N28:.N28];[.O1])" office:value-type="float" office:value="10538.1238871955">
            <text:p>10538.1238871955</text:p>
          </table:table-cell>
          <table:table-cell table:formula="of:=SUM([.J28];[.K28])" office:value-type="float" office:value="8000">
            <text:p>8000</text:p>
          </table:table-cell>
          <table:table-cell table:formula="of:=[.P28]-[.O28]" office:value-type="float" office:value="-2538.1238871955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Ani G</text:p>
          </table:table-cell>
          <table:table-cell table:style-name="ce55" office:value-type="float" office:value="-7850">
            <text:p>-7850</text:p>
          </table:table-cell>
          <table:table-cell table:style-name="ce8" office:value-type="float" office:value="10000">
            <text:p>10000</text:p>
          </table:table-cell>
          <table:table-cell table:number-columns-repeated="2"/>
          <table:table-cell table:formula="of:=SUM([.H29];[.H59];[.H87];[.H117])" office:value-type="float" office:value="7696.45722052883">
            <text:p>7696.4572205288</text:p>
          </table:table-cell>
          <table:table-cell table:formula="of:=SUM([.N29:.N29];[.O1])" office:value-type="float" office:value="10538.1238871955">
            <text:p>10538.1238871955</text:p>
          </table:table-cell>
          <table:table-cell table:formula="of:=SUM([.J29];[.K29])" office:value-type="float" office:value="2150">
            <text:p>2150</text:p>
          </table:table-cell>
          <table:table-cell table:formula="of:=[.P29]-[.O29]" office:value-type="float" office:value="-8388.1238871955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Zori</text:p>
          </table:table-cell>
          <table:table-cell table:style-name="ce55" office:value-type="float" office:value="0">
            <text:p>0</text:p>
          </table:table-cell>
          <table:table-cell office:value-type="float" office:value="3900">
            <text:p>3900</text:p>
          </table:table-cell>
          <table:table-cell table:formula="of:=SUM([.H30];[.H58])" office:value-type="float" office:value="3879.67250141163">
            <text:p>3879.6725014116</text:p>
          </table:table-cell>
          <table:table-cell table:style-name="ce2" office:value-type="string">
            <text:p>Tina</text:p>
          </table:table-cell>
          <table:table-cell table:formula="of:=SUM([.H88];[.H118])" office:value-type="float" office:value="3816.7847191172">
            <text:p>3816.784719117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-3400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>
            <text:p>390.4761904762</text:p>
          </table:table-cell>
          <table:table-cell table:formula="of:=[.C3]/23" office:value-type="float" office:value="373.913043478261">
            <text:p>373.9130434783</text:p>
          </table:table-cell>
          <table:table-cell table:formula="of:=[.D3]/22" office:value-type="float" office:value="395.454545454545">
            <text:p>395.4545454545</text:p>
          </table:table-cell>
          <table:table-cell table:formula="of:=[.E3]/23" office:value-type="float" office:value="365.217391304348">
            <text:p>365.2173913043</text:p>
          </table:table-cell>
          <table:table-cell table:formula="of:=[.F3]/22" office:value-type="float" office:value="377.272727272727">
            <text:p>377.2727272727</text:p>
          </table:table-cell>
          <table:table-cell/>
          <table:table-cell table:style-name="ce2" table:formula="of:=SUM([.H4:.H30])" office:value-type="float" office:value="42200">
            <text:p>42200</text:p>
          </table:table-cell>
          <table:table-cell table:style-name="ce23" office:value-type="float" office:value="0">
            <text:p>0</text:p>
          </table:table-cell>
          <table:table-cell/>
          <table:table-cell table:style-name="ce2" table:formula="of:=SUM([.K4:.K30])" office:value-type="float" office:value="238500">
            <text:p>238500</text:p>
          </table:table-cell>
          <table:table-cell table:number-columns-repeated="6"/>
        </table:table-row>
        <table:table-row table:style-name="ro13">
          <table:table-cell table:style-name="ce57" office:value-type="string">
            <text:p>2<text:span text:style-name="T1">nd</text:span> 2016</text:p>
          </table:table-cell>
          <table:table-cell office:value-type="float" office:value="8400">
            <text:p>8400</text:p>
          </table:table-cell>
          <table:table-cell office:value-type="float" office:value="12500">
            <text:p>12500</text:p>
          </table:table-cell>
          <table:table-cell office:value-type="float" office:value="8200">
            <text:p>8200</text:p>
          </table:table-cell>
          <table:table-cell office:value-type="float" office:value="8300">
            <text:p>8300</text:p>
          </table:table-cell>
          <table:table-cell office:value-type="float" office:value="8200">
            <text:p>8200</text:p>
          </table:table-cell>
          <table:table-cell table:style-name="ce2" table:formula="of:=SUM([.B32:.F32])" office:value-type="float" office:value="45600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>
            <text:p>1612.1212121212</text:p>
          </table:table-cell>
          <table:table-cell office:value-type="string">
            <text:p>Արմենուհի</text:p>
          </table:table-cell>
          <table:table-cell/>
          <table:table-cell office:value-type="float" office:value="30000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70000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59];[.C59];[.E59];[.F59])" office:value-type="float" office:value="1604.61133069829">
            <text:p>1604.6113306983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30000">
            <text:p>30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menuhi</text:p>
          </table:table-cell>
          <table:table-cell/>
          <table:table-cell office:value-type="string">
            <text:p>-Nane</text:p>
          </table:table-cell>
          <table:table-cell/>
          <table:table-cell office:value-type="string">
            <text:p>-Sargis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59:.E59])" office:value-type="float" office:value="1604.61133069829">
            <text:p>1604.611330698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59:.E59])" office:value-type="float" office:value="1604.61133069829">
            <text:p>1604.611330698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Tamara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>
            <text:p>1604.6113306983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>
            <text:p>1977.3386034256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>
            <text:p>365.2173913043</text:p>
          </table:table-cell>
          <table:table-cell table:formula="of:=[.C32]/24" office:value-type="float" office:value="520.833333333333">
            <text:p>520.8333333333</text:p>
          </table:table-cell>
          <table:table-cell table:formula="of:=[.D32]/22" office:value-type="float" office:value="372.727272727273">
            <text:p>372.7272727273</text:p>
          </table:table-cell>
          <table:table-cell table:formula="of:=[.E32]/24" office:value-type="float" office:value="345.833333333333">
            <text:p>345.8333333333</text:p>
          </table:table-cell>
          <table:table-cell table:formula="of:=[.F32]/22" office:value-type="float" office:value="372.727272727273">
            <text:p>372.7272727273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18/07/2016</text:p>
          </table:table-cell>
          <table:table-cell office:value-type="float" office:value="8500">
            <text:p>8500</text:p>
          </table:table-cell>
          <table:table-cell office:value-type="float" office:value="8800">
            <text:p>8800</text:p>
          </table:table-cell>
          <table:table-cell office:value-type="float" office:value="8200">
            <text:p>8200</text:p>
          </table:table-cell>
          <table:table-cell office:value-type="float" office:value="8400">
            <text:p>8400</text:p>
          </table:table-cell>
          <table:table-cell office:value-type="float" office:value="8500">
            <text:p>8500</text:p>
          </table:table-cell>
          <table:table-cell table:style-name="ce2" table:formula="of:=SUM([.B61:.F61])" office:value-type="float" office:value="42400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>
            <text:p>1398.0267558529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>
            <text:p>1401.188811188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>
            <text:p>1048.0267558529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/>
          <table:table-cell office:value-type="string">
            <text:p>-Hrach</text:p>
          </table:table-cell>
          <table:table-cell office:value-type="string">
            <text:p>-Gana</text:p>
          </table:table-cell>
          <table:table-cell table:number-columns-repeated="2"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Tamara</text:p>
          </table:table-cell>
          <table:table-cell/>
          <table:table-cell table:formula="of:=SUM([.C88];[.D88];[.F88])" office:value-type="float" office:value="1051.18881118881">
            <text:p>1051.188811188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Tina</text:p>
          </table:table-cell>
          <table:table-cell table:number-columns-repeated="2" office:value-type="string">
            <text:p>-Hasmik</text:p>
          </table:table-cell>
          <table:table-cell table:number-columns-repeated="2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>
            <text:p>+Tina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>
            <text:p>1398.0267558529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>
            <text:p>688.461538461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>
            <text:p>1770.7540285801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>
            <text:p>369.5652173913</text:p>
          </table:table-cell>
          <table:table-cell table:formula="of:=[.C61]/26" office:value-type="float" office:value="338.461538461538">
            <text:p>338.4615384615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50">
            <text:p>350</text:p>
          </table:table-cell>
          <table:table-cell table:formula="of:=[.F61]/25" office:value-type="float" office:value="340">
            <text:p>340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office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>
            <text:p>42400</text:p>
          </table:table-cell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5/07/2016</text:p>
          </table:table-cell>
          <table:table-cell office:value-type="float" office:value="14500">
            <text:p>14500</text:p>
          </table:table-cell>
          <table:table-cell office:value-type="float" office:value="8400">
            <text:p>8400</text:p>
          </table:table-cell>
          <table:table-cell office:value-type="float" office:value="8600">
            <text:p>8600</text:p>
          </table:table-cell>
          <table:table-cell office:value-type="float" office:value="8700">
            <text:p>8700</text:p>
          </table:table-cell>
          <table:table-cell office:value-type="float" office:value="6700">
            <text:p>6700</text:p>
          </table:table-cell>
          <table:table-cell table:style-name="ce2" table:formula="of:=SUM([.B91:.F91])" office:value-type="float" office:value="46900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>
            <text:p>1116.0306905371</text:p>
          </table:table-cell>
          <table:table-cell office:value-type="string">
            <text:p>Անժելա</text:p>
          </table:table-cell>
          <table:table-cell/>
          <table:table-cell office:value-type="float" office:value="33500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>
            <text:p>1322.117647058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njela</text:p>
          </table:table-cell>
          <table:table-cell table:number-columns-repeated="4"/>
          <table:table-cell table:formula="of:=SUM([.D118:.F118])" office:value-type="float" office:value="1116.03069053708">
            <text:p>1116.0306905371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Nane</text:p>
          </table:table-cell>
          <table:table-cell table:number-columns-repeated="4"/>
          <table:table-cell table:formula="of:=SUM([.B118];[.C118];[.E118])" office:value-type="float" office:value="1278">
            <text:p>1278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jela</text:p>
          </table:table-cell>
          <table:table-cell office:value-type="string">
            <text:p>-Areg</text:p>
          </table:table-cell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+Tina</text:p>
          </table:table-cell>
          <table:table-cell/>
          <table:table-cell table:formula="of:=SUM([.B118:.C118])" office:value-type="float" office:value="930">
            <text:p>930</text:p>
          </table:table-cell>
          <table:table-cell table:style-name="ce58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office:value-type="string">
            <text:p>-Meruj</text:p>
          </table:table-cell>
          <table:table-cell office:value-type="string">
            <text:p>-Meruj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Areg</text:p>
          </table:table-cell>
          <table:table-cell/>
          <table:table-cell office:value-type="string">
            <text:p>-Gena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Tamara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Naira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Hasmik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Jirayr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Edgar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Armenuhi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>
            <text:p>1278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>
            <text:p>1303.9130434783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>
            <text:p>2046.0306905371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>
            <text:p>580</text:p>
          </table:table-cell>
          <table:table-cell table:formula="of:=[.C91]/24" office:value-type="float" office:value="350">
            <text:p>350</text:p>
          </table:table-cell>
          <table:table-cell table:formula="of:=[.D91]/23" office:value-type="float" office:value="373.913043478261">
            <text:p>373.9130434783</text:p>
          </table:table-cell>
          <table:table-cell table:formula="of:=[.E91]/25" office:value-type="float" office:value="348">
            <text:p>348</text:p>
          </table:table-cell>
          <table:table-cell table:formula="of:=[.F91]/17" office:value-type="float" office:value="394.117647058824">
            <text:p>394.1176470588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/>
          <table:table-cell table:number-columns-repeated="5"/>
          <table:table-cell table:style-name="ce2"/>
          <table:table-cell table:number-columns-repeated="10"/>
        </table:table-row>
        <table:table-row table:style-name="ro12">
          <table:table-cell table:number-columns-repeated="7"/>
          <table:table-cell/>
          <table:table-cell table:number-columns-repeated="9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1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3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3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8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8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-2300">
            <text:p>-2300</text:p>
          </table:table-cell>
          <table:table-cell/>
        </table:table-row>
        <table:table-row table:style-name="ro12">
          <table:table-cell table:style-name="ce28" office:value-type="date" office:date-value="2016-05-09">
            <text:p>05/09/16</text:p>
          </table:table-cell>
          <table:table-cell office:value-type="float" office:value="8600">
            <text:p>8600</text:p>
          </table:table-cell>
          <table:table-cell table:number-columns-repeated="4"/>
          <table:table-cell table:style-name="ce2" table:formula="of:=SUM([.B3:.F3])" office:value-type="float" office:value="8600">
            <text:p>86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Անժելա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Արմենուհի</text:p>
          </table:table-cell>
          <table:table-cell table:style-name="ce55"/>
          <table:table-cell office:value-type="float" office:value="2000">
            <text:p>2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table:style-name="ce48" office:value-type="string">
            <text:p>Գայանե</text:p>
          </table:table-cell>
          <table:table-cell table:style-name="ce7"/>
          <table:table-cell/>
        </table:table-row>
        <table:table-row table:style-name="ro12">
          <table:table-cell/>
          <table:table-cell office:value-type="string">
            <text:p>-Edgar</text:p>
          </table:table-cell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/>
          <table:table-cell/>
        </table:table-row>
        <table:table-row table:style-name="ro12">
          <table:table-cell/>
          <table:table-cell table:number-columns-repeated="5" office:value-type="string">
            <text:p>-Naira</text:p>
          </table:table-cell>
          <table:table-cell/>
          <table:table-cell table:formula="of:=SUM([.B28:.F28])" office:value-type="float" office:value="390.909090909091">
            <text:p>390.9090909091</text:p>
          </table:table-cell>
          <table:table-cell table:style-name="ce31" office:value-type="string">
            <text:p>Մանե</text:p>
          </table:table-cell>
          <table:table-cell table:style-name="ce55"/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:.F28])" office:value-type="float" office:value="390.909090909091">
            <text:p>390.9090909091</text:p>
          </table:table-cell>
          <table:table-cell table:style-name="ce31" office:value-type="string">
            <text:p>Նանե</text:p>
          </table:table-cell>
          <table:table-cell table:style-name="ce7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Հասմիկ Դ․</text:p>
          </table:table-cell>
          <table:table-cell table:style-name="ce55"/>
          <table:table-cell office:value-type="float" office:value="1000">
            <text:p>1000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28:.F28])" office:value-type="float" office:value="390.909090909091">
            <text:p>390.9090909091</text:p>
          </table:table-cell>
          <table:table-cell office:value-type="string">
            <text:p>Ժոզեֆ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table:style-name="ce31" office:value-type="string">
            <text:p>Գենա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Մհեր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table:style-name="ce31" office:value-type="string">
            <text:p>Տարոն</text:p>
          </table:table-cell>
          <table:table-cell table:style-name="ce7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Հրաչ</text:p>
          </table:table-cell>
          <table:table-cell table:style-name="ce7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table:style-name="ce38" office:value-type="string">
            <text:p>Ստեփան</text:p>
          </table:table-cell>
          <table:table-cell table:style-name="ce7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table:style-name="ce38" office:value-type="string">
            <text:p>Մարիամ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Թամարա</text:p>
          </table:table-cell>
          <table:table-cell table:style-name="ce7"/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Edgar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Hasmik K</text:p>
          </table:table-cell>
          <table:table-cell table:style-name="ce7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Smbat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table:formula="of:=SUM([.B28];[.C28];[.E28])" office:value-type="float" office:value="390.909090909091">
            <text:p>390.9090909091</text:p>
          </table:table-cell>
          <table:table-cell office:value-type="string">
            <text:p>Ani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Araks</text:p>
          </table:table-cell>
          <table:table-cell table:style-name="ce55"/>
          <table:table-cell/>
        </table:table-row>
        <table:table-row table:style-name="ro16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Jirayr</text:p>
          </table:table-cell>
          <table:table-cell table:style-name="ce55"/>
          <table:table-cell office:value-type="float" office:value="1000">
            <text:p>10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390.909090909091">
            <text:p>390.9090909091</text:p>
          </table:table-cell>
          <table:table-cell table:style-name="ce38" office:value-type="string">
            <text:p>Gevor</text:p>
          </table:table-cell>
          <table:table-cell table:style-name="ce55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0.909090909091">
            <text:p>390.9090909091</text:p>
          </table:table-cell>
          <table:table-cell office:value-type="string">
            <text:p>Ani G</text:p>
          </table:table-cell>
          <table:table-cell table:style-name="ce55"/>
          <table:table-cell table:style-name="ce8"/>
        </table:table-row>
        <table:table-row table:style-name="ro12">
          <table:table-cell/>
          <table:table-cell table:formula="of:=[.B3]/22" office:value-type="float" office:value="390.909090909091">
            <text:p>390.9090909091</text:p>
          </table:table-cell>
          <table:table-cell table:formula="of:=[.C3]/23" office:value-type="float" office:value="0">
            <text:p>0</text:p>
          </table:table-cell>
          <table:table-cell table:formula="of:=[.D3]/22" office:value-type="float" office:value="0">
            <text:p>0</text:p>
          </table:table-cell>
          <table:table-cell table:formula="of:=[.E3]/23" office:value-type="float" office:value="0">
            <text:p>0</text:p>
          </table:table-cell>
          <table:table-cell table:formula="of:=[.F3]/22" office:value-type="float" office:value="0">
            <text:p>0</text:p>
          </table:table-cell>
          <table:table-cell/>
          <table:table-cell table:formula="of:=SUM([.B28:.F28])" office:value-type="float" office:value="390.909090909091">
            <text:p>390.9090909091</text:p>
          </table:table-cell>
          <table:table-cell table:style-name="Default" office:value-type="string">
            <text:p>Tina</text:p>
          </table:table-cell>
          <table:table-cell/>
          <table:table-cell table:style-name="ce2"/>
        </table:table-row>
        <table:table-row table:style-name="ro13">
          <table:table-cell table:style-name="ce57" office:value-type="string">
            <text:p>2<text:span text:style-name="T1">nd</text:span> 2016</text:p>
          </table:table-cell>
          <table:table-cell table:number-columns-repeated="5"/>
          <table:table-cell table:style-name="ce2" table:formula="of:=SUM([.B29:.F29])" office:value-type="float" office:value="0">
            <text:p>0</text:p>
          </table:table-cell>
          <table:table-cell table:style-name="ce2" table:formula="of:=SUM([.H4:.H28])" office:value-type="float" office:value="8600">
            <text:p>8600</text:p>
          </table:table-cell>
          <table:table-cell table:style-name="ce2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56:.F56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000">
            <text:p>4000</text:p>
          </table:table-cell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56];[.C56];[.E56];[.F56])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56:.F56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enuhi</text:p>
          </table:table-cell>
          <table:table-cell/>
          <table:table-cell office:value-type="string">
            <text:p>-Nane</text:p>
          </table:table-cell>
          <table:table-cell/>
          <table:table-cell office:value-type="string">
            <text:p>-Sargis</text:p>
          </table:table-cell>
          <table:table-cell/>
          <table:table-cell table:formula="of:=SUM([.B56:.F56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56:.E56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56:.E56])"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>
            <text:p>-Tamara</text:p>
          </table:table-cell>
          <table:table-cell/>
          <table:table-cell table:formula="of:=SUM([.B56:.F56])" office:value-type="float" office:value="0">
            <text:p>0</text:p>
          </table:table-cell>
          <table:table-cell office:value-type="string">
            <text:p>Մհեր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Edga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Hasmik K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Smbat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E56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Meruj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Jiray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56:.F56])" office:value-type="float" office:value="0">
            <text:p>0</text:p>
          </table:table-cell>
          <table:table-cell table:style-name="ce38" office:value-type="string">
            <text:p>Gevo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6:.F56])" office:value-type="float" office:value="0">
            <text:p>0</text:p>
          </table:table-cell>
          <table:table-cell office:value-type="string">
            <text:p>Zori</text:p>
          </table:table-cell>
          <table:table-cell table:number-columns-repeated="2"/>
        </table:table-row>
        <table:table-row table:style-name="ro12">
          <table:table-cell/>
          <table:table-cell table:formula="of:=[.B29]/23" office:value-type="float" office:value="0">
            <text:p>0</text:p>
          </table:table-cell>
          <table:table-cell table:formula="of:=[.C29]/24" office:value-type="float" office:value="0">
            <text:p>0</text:p>
          </table:table-cell>
          <table:table-cell table:formula="of:=[.D29]/22" office:value-type="float" office:value="0">
            <text:p>0</text:p>
          </table:table-cell>
          <table:table-cell table:formula="of:=[.E29]/24" office:value-type="float" office:value="0">
            <text:p>0</text:p>
          </table:table-cell>
          <table:table-cell table:formula="of:=[.F29]/22" office:value-type="float" office:value="0">
            <text:p>0</text:p>
          </table:table-cell>
          <table:table-cell/>
          <table:table-cell table:formula="of:=SUM([.B56:.F56])" office:value-type="float" office:value="0">
            <text:p>0</text:p>
          </table:table-cell>
          <table:table-cell office:value-type="string">
            <text:p>Ani G</text:p>
          </table:table-cell>
          <table:table-cell table:number-columns-repeated="2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6"/>
          <table:table-cell table:style-name="ce2" table:formula="of:=SUM([.H30:.H56])" office:value-type="float" office:value="0">
            <text:p>0</text:p>
          </table:table-cell>
          <table:table-cell table:style-name="Default"/>
          <table:table-cell table:number-columns-repeated="2"/>
        </table:table-row>
        <table:table-row table:style-name="ro12">
          <table:table-cell table:style-name="ce28" office:value-type="string">
            <text:p>18/07/2016</text:p>
          </table:table-cell>
          <table:table-cell table:number-columns-repeated="5"/>
          <table:table-cell table:style-name="ce2" table:formula="of:=SUM([.B58:.F58])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2">
          <table:table-cell table:number-columns-repeated="7"/>
          <table:table-cell table:formula="of:=SUM([.B85];[.C85];[.E85];[.F85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85:.F85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C85];[.F85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85];[.D85];[.F85])"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Մհեր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];[.C85];[.E85];[.F85])"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Edga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Hasmik K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Smbat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85];[.E85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Meruj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Jiray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85:.F85])" office:value-type="float" office:value="0">
            <text:p>0</text:p>
          </table:table-cell>
          <table:table-cell table:style-name="ce38" office:value-type="string">
            <text:p>Gevo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5:.F85])" office:value-type="float" office:value="0">
            <text:p>0</text:p>
          </table:table-cell>
          <table:table-cell office:value-type="string">
            <text:p>Ani G</text:p>
          </table:table-cell>
          <table:table-cell table:number-columns-repeated="2"/>
        </table:table-row>
        <table:table-row table:style-name="ro12">
          <table:table-cell/>
          <table:table-cell table:formula="of:=[.B58]/23" office:value-type="float" office:value="0">
            <text:p>0</text:p>
          </table:table-cell>
          <table:table-cell table:formula="of:=[.C58]/26" office:value-type="float" office:value="0">
            <text:p>0</text:p>
          </table:table-cell>
          <table:table-cell table:formula="of:=[.D58]/22" office:value-type="float" office:value="0">
            <text:p>0</text:p>
          </table:table-cell>
          <table:table-cell table:formula="of:=[.E58]/24" office:value-type="float" office:value="0">
            <text:p>0</text:p>
          </table:table-cell>
          <table:table-cell table:formula="of:=[.F58]/25" office:value-type="float" office:value="0">
            <text:p>0</text:p>
          </table:table-cell>
          <table:table-cell/>
          <table:table-cell table:formula="of:=SUM([.B85:.F85])" office:value-type="float" office:value="0">
            <text:p>0</text:p>
          </table:table-cell>
          <table:table-cell office:value-type="string">
            <text:p>Tin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59:.H85])" office:value-type="float" office:value="0">
            <text:p>0</text:p>
          </table:table-cell>
          <table:table-cell table:style-name="Default"/>
          <table:table-cell table:number-columns-repeated="2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2">
          <table:table-cell table:style-name="ce28" office:value-type="string">
            <text:p>25/07/2016</text:p>
          </table:table-cell>
          <table:table-cell table:number-columns-repeated="5"/>
          <table:table-cell table:style-name="ce2" table:formula="of:=SUM([.B88:.F88])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115:.F115])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33500">
            <text:p>33500</text:p>
          </table:table-cell>
        </table:table-row>
        <table:table-row table:style-name="ro12">
          <table:table-cell table:number-columns-repeated="7"/>
          <table:table-cell table:formula="of:=SUM([.B115:.E115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];[.E115];[.F115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115:.F115])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];[.C115];[.E115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C115])" office:value-type="float" office:value="0">
            <text:p>0</text:p>
          </table:table-cell>
          <table:table-cell table:style-name="ce58"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E115])"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office:value-type="string">
            <text:p>Մհեր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E115])"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E115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E115])" office:value-type="float" office:value="0">
            <text:p>0</text:p>
          </table:table-cell>
          <table:table-cell office:value-type="string">
            <text:p>Edga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office:value-type="string">
            <text:p>Hasmik K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office:value-type="string">
            <text:p>Smbat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C115];[.E115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D115])" office:value-type="float" office:value="0">
            <text:p>0</text:p>
          </table:table-cell>
          <table:table-cell office:value-type="string">
            <text:p>Meruj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E115])" office:value-type="float" office:value="0">
            <text:p>0</text:p>
          </table:table-cell>
          <table:table-cell office:value-type="string">
            <text:p>Jiray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15:.F115])" office:value-type="float" office:value="0">
            <text:p>0</text:p>
          </table:table-cell>
          <table:table-cell table:style-name="ce38" office:value-type="string">
            <text:p>Gevo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115:.F115])" office:value-type="float" office:value="0">
            <text:p>0</text:p>
          </table:table-cell>
          <table:table-cell office:value-type="string">
            <text:p>Ani G</text:p>
          </table:table-cell>
          <table:table-cell table:number-columns-repeated="2"/>
        </table:table-row>
        <table:table-row table:style-name="ro12">
          <table:table-cell/>
          <table:table-cell table:formula="of:=[.B88]/25" office:value-type="float" office:value="0">
            <text:p>0</text:p>
          </table:table-cell>
          <table:table-cell table:formula="of:=[.C88]/24" office:value-type="float" office:value="0">
            <text:p>0</text:p>
          </table:table-cell>
          <table:table-cell table:formula="of:=[.D88]/23" office:value-type="float" office:value="0">
            <text:p>0</text:p>
          </table:table-cell>
          <table:table-cell table:formula="of:=[.E88]/25" office:value-type="float" office:value="0">
            <text:p>0</text:p>
          </table:table-cell>
          <table:table-cell table:formula="of:=[.F88]/17" office:value-type="float" office:value="0">
            <text:p>0</text:p>
          </table:table-cell>
          <table:table-cell/>
          <table:table-cell table:formula="of:=SUM([.B115:.F115])" office:value-type="float" office:value="0">
            <text:p>0</text:p>
          </table:table-cell>
          <table:table-cell office:value-type="string">
            <text:p>Tina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number-columns-repeated="2"/>
        </table:table-row>
        <table:table-row table:style-name="ro13">
          <table:table-cell office:value-type="string">
            <text:p><text:span text:style-name="T1">5th</text:span></text:p>
          </table:table-cell>
          <table:table-cell table:number-columns-repeated="6"/>
          <table:table-cell table:style-name="ce2" table:formula="of:=SUM([.H89:.H116])" office:value-type="float" office:value="0">
            <text:p>0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9/05/2016</text:date>, <text:time>13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5T13:19:04</dc:date>
    <meta:editing-duration>P9DT18H50M9S</meta:editing-duration>
    <meta:editing-cycles>3029</meta:editing-cycles>
    <meta:generator>OpenOffice/4.1.2$Unix OpenOffice.org_project/412m3$Build-9782</meta:generator>
    <meta:document-statistic meta:table-count="18" meta:cell-count="8403" meta:object-count="0"/>
  </office:meta>
</office:document-meta>
</file>